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solid" draw:fill-color="#ffffff" fo:min-height="1cm"/>
    </style:style>
    <style:style style:name="gr7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  <style:text-properties fo:font-family="'Palatino Linotype'" style:font-style-name="Standard" style:font-family-generic="roman" style:font-pitch="variable" fo:font-size="18pt" style:font-size-asian="18pt" style:font-size-complex="18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18pt" style:font-size-asian="18pt" style:font-size-complex="18pt"/>
    </style:style>
    <style:style style:name="P4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8pt" style:font-size-asian="18pt" style:font-size-complex="18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family="'Palatino Linotype'" style:font-family-generic="roman" style:font-pitch="variable"/>
    </style:style>
    <style:style style:name="P7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28pt" style:font-size-asian="28pt" style:font-size-complex="28pt"/>
    </style:style>
    <style:style style:name="P8" style:family="paragraph">
      <style:paragraph-properties fo:text-align="center"/>
    </style:style>
    <style:style style:name="T1" style:family="text">
      <style:text-properties fo:font-family="'Palatino Linotype'" style:font-style-name="Standard" style:font-family-generic="roman" style:font-pitch="variable" fo:font-size="18pt" style:font-size-asian="18pt" style:font-size-complex="18pt"/>
    </style:style>
    <style:style style:name="T2" style:family="text">
      <style:text-properties fo:font-family="'Palatino Linotype'" style:font-family-generic="roman" style:font-pitch="variable"/>
    </style:style>
    <style:style style:name="T3" style:family="text">
      <style:text-properties fo:font-family="'Palatino Linotype'" style:font-style-name="Standard" style:font-family-generic="roman" style:font-pitch="variable" fo:font-size="28pt" style:font-family-asian="'Palatino Linotype'" style:font-style-name-asian="Standard" style:font-family-generic-asian="roman" style:font-pitch-asian="variable" style:font-size-asian="28pt" style:font-family-complex="'Palatino Linotype'" style:font-style-name-complex="Standard" style:font-family-generic-complex="roman" style:font-pitch-complex="variable" style:font-size-complex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7cm" svg:height="7.5cm" svg:x="0cm" svg:y="8.5cm">
          <text:p text:style-name="P5"/>
        </draw:rect>
        <draw:rect draw:style-name="gr2" draw:text-style-name="P3" draw:id="id1" draw:layer="layout" svg:width="2.5cm" svg:height="1cm" svg:x="-1.2cm" svg:y="11.5cm">
          <text:p text:style-name="P2"><text:span text:style-name="T1">Slot 0</text:span></text:p>
        </draw:rect>
        <draw:rect draw:style-name="gr3" draw:text-style-name="P3" draw:id="id2" draw:layer="layout" svg:width="2.5cm" svg:height="1cm" svg:x="5cm" svg:y="9.5cm">
          <text:p text:style-name="P2"><text:span text:style-name="T1">Slot 1</text:span></text:p>
        </draw:rect>
        <draw:rect draw:style-name="gr3" draw:text-style-name="P3" draw:id="id3" draw:layer="layout" svg:width="2.5cm" svg:height="1cm" svg:x="5cm" svg:y="11cm">
          <text:p text:style-name="P2"><text:span text:style-name="T1">Slot 2</text:span></text:p>
        </draw:rect>
        <draw:rect draw:style-name="gr3" draw:text-style-name="P3" draw:id="id5" draw:layer="layout" svg:width="2.5cm" svg:height="1cm" svg:x="5cm" svg:y="14cm">
          <text:p text:style-name="P2"><text:span text:style-name="T1">Slot 4</text:span></text:p>
        </draw:rect>
        <draw:rect draw:style-name="gr3" draw:text-style-name="P3" draw:id="id4" draw:layer="layout" svg:width="2.5cm" svg:height="1cm" svg:x="5cm" svg:y="12.5cm">
          <text:p text:style-name="P2"><text:span text:style-name="T1">Slot 3</text:span></text:p>
        </draw:rect>
        <draw:connector draw:style-name="gr4" draw:text-style-name="P1" draw:layer="layout" draw:type="lines" draw:line-skew="0.7cm -0.5cm" svg:x1="1.3cm" svg:y1="12cm" svg:x2="5cm" svg:y2="10cm" draw:start-shape="id1" draw:start-glue-point="1" draw:end-shape="id2" draw:end-glue-point="3">
          <text:p text:style-name="P5"/>
        </draw:connector>
        <draw:connector draw:style-name="gr4" draw:text-style-name="P1" draw:layer="layout" draw:type="lines" draw:line-skew="0.7cm -0.5cm" svg:x1="1.3cm" svg:y1="12cm" svg:x2="5cm" svg:y2="11.5cm" draw:start-shape="id1" draw:start-glue-point="1" draw:end-shape="id3" draw:end-glue-point="3">
          <text:p text:style-name="P5"/>
        </draw:connector>
        <draw:connector draw:style-name="gr4" draw:text-style-name="P1" draw:layer="layout" draw:type="lines" draw:line-skew="0.7cm -0.5cm" svg:x1="1.3cm" svg:y1="12cm" svg:x2="5cm" svg:y2="13cm" draw:start-shape="id1" draw:start-glue-point="1" draw:end-shape="id4">
          <text:p text:style-name="P5"/>
        </draw:connector>
        <draw:connector draw:style-name="gr4" draw:text-style-name="P1" draw:layer="layout" draw:type="lines" draw:line-skew="0.7cm -0.5cm" svg:x1="1.3cm" svg:y1="12cm" svg:x2="5cm" svg:y2="14.5cm" draw:start-shape="id1" draw:start-glue-point="1" draw:end-shape="id5">
          <text:p text:style-name="P5"/>
        </draw:connector>
        <draw:rect draw:style-name="gr2" draw:text-style-name="P3" draw:id="id8" draw:layer="layout" svg:width="2.5cm" svg:height="1cm" svg:x="15.4cm" svg:y="11.748cm">
          <text:p text:style-name="P2"><text:span text:style-name="T1">Slot 0</text:span></text:p>
        </draw:rect>
        <draw:connector draw:style-name="gr4" draw:text-style-name="P4" draw:layer="layout" draw:type="lines" draw:line-skew="2cm -0.5cm" svg:x1="7.5cm" svg:y1="10cm" svg:x2="12cm" svg:y2="12.249cm" draw:start-shape="id2" draw:start-glue-point="1" draw:end-shape="id6" draw:end-glue-point="6">
          <text:p text:style-name="P5"/>
        </draw:connector>
        <draw:connector draw:style-name="gr4" draw:text-style-name="P4" draw:layer="layout" draw:type="lines" draw:line-skew="2cm -0.5cm" svg:x1="7.5cm" svg:y1="11.5cm" svg:x2="12cm" svg:y2="12.249cm" draw:start-shape="id3" draw:start-glue-point="1" draw:end-shape="id6" draw:end-glue-point="6">
          <text:p text:style-name="P5"/>
        </draw:connector>
        <draw:connector draw:style-name="gr4" draw:text-style-name="P4" draw:layer="layout" draw:type="lines" draw:line-skew="2cm -0.5cm" svg:x1="7.5cm" svg:y1="13cm" svg:x2="12cm" svg:y2="12.249cm" draw:start-shape="id4" draw:start-glue-point="1" draw:end-shape="id6" draw:end-glue-point="6">
          <text:p text:style-name="P5"/>
        </draw:connector>
        <draw:connector draw:style-name="gr4" draw:text-style-name="P4" draw:layer="layout" draw:type="lines" draw:line-skew="2cm -0.5cm" svg:x1="7.5cm" svg:y1="14.5cm" svg:x2="12cm" svg:y2="12.249cm" draw:start-shape="id5" draw:start-glue-point="1" draw:end-shape="id6" draw:end-glue-point="6">
          <text:p text:style-name="P5"/>
        </draw:connector>
        <draw:rect draw:style-name="gr5" draw:text-style-name="P3" draw:id="id7" draw:layer="layout" svg:width="2.5cm" svg:height="1cm" svg:x="-6cm" svg:y="11.5cm">
          <text:p text:style-name="P2"><text:span text:style-name="T1">Mikrofon</text:span></text:p>
        </draw:rect>
        <draw:connector draw:style-name="gr4" draw:text-style-name="P1" draw:layer="layout" draw:type="lines" svg:x1="-3.5cm" svg:y1="12cm" svg:x2="-1.2cm" svg:y2="12cm" draw:start-shape="id7" draw:start-glue-point="1" draw:end-shape="id1">
          <text:p text:style-name="P5"/>
        </draw:connector>
        <draw:rect draw:style-name="gr5" draw:text-style-name="P3" draw:id="id9" draw:layer="layout" svg:width="4cm" svg:height="1cm" svg:x="19.9cm" svg:y="11.736cm">
          <text:p text:style-name="P2"><text:span text:style-name="T1">Lautsprecher</text:span></text:p>
        </draw:rect>
        <draw:connector draw:style-name="gr4" draw:text-style-name="P1" draw:layer="layout" draw:type="lines" svg:x1="17.9cm" svg:y1="12.248cm" svg:x2="19.9cm" svg:y2="12.236cm" draw:start-shape="id8" draw:start-glue-point="1" draw:end-shape="id9" draw:end-glue-point="3">
          <text:p text:style-name="P5"/>
        </draw:connector>
        <draw:frame draw:style-name="gr6" draw:text-style-name="P6" draw:layer="layout" svg:width="6cm" svg:height="1.25cm" svg:x="1.5cm" svg:y="8cm">
          <draw:text-box>
            <text:p text:style-name="P5"><text:span text:style-name="T2">Conference Bridge</text:span></text:p>
          </draw:text-box>
        </draw:frame>
        <draw:custom-shape draw:style-name="gr7" draw:text-style-name="P7" draw:id="id6" draw:layer="layout" svg:width="1.5cm" svg:height="1.5cm" svg:x="12cm" svg:y="11.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8" draw:text-style-name="P8" draw:layer="layout" draw:type="lines" svg:x1="13.5cm" svg:y1="12.249cm" svg:x2="15.4cm" svg:y2="12.248cm" draw:start-shape="id6" draw:start-glue-point="10" draw:end-shape="id8">
          <text:p text:style-name="P5"/>
        </draw:connector>
        <draw:frame draw:style-name="gr9" draw:layer="layout" svg:width="1.675cm" svg:height="0.813cm" svg:x="7.825cm" svg:y="9.26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layer="layout" svg:width="1.687cm" svg:height="0.812cm" svg:x="7.85cm" svg:y="10.72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layer="layout" svg:width="1.689cm" svg:height="0.812cm" svg:x="8.022cm" svg:y="12.24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layer="layout" svg:width="1.692cm" svg:height="0.812cm" svg:x="8cm" svg:y="13.70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0" draw:text-style-name="P5" draw:layer="layout" svg:width="1.5cm" svg:height="1.576cm" svg:x="12cm" svg:y="11.3cm">
          <draw:text-box>
            <text:p text:style-name="P2"><text:span text:style-name="T3">∑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creation-date>2008-05-28T17:31:45</meta:creation-date>
    <dc:date>2008-06-09T20:26:36</dc:date>
    <meta:editing-cycles>2</meta:editing-cycles>
    <meta:editing-duration>PT15M26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>V</math:mi>
        <math:mn>1</math:mn>
      </math:msub>
      <math:mo math:stretchy="false">⋅</math:mo>
      <math:msub>
        <math:mi>d</math:mi>
        <math:mn>1</math:mn>
      </math:msub>
    </math:mrow>
    <math:annotation math:encoding="StarMath 5.0">V_{1} cdot d_{1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V</math:mi>
        <math:mn>2</math:mn>
      </math:msub>
      <math:mo math:stretchy="false">⋅</math:mo>
      <math:msub>
        <math:mi>d</math:mi>
        <math:mn>2</math:mn>
      </math:msub>
    </math:mrow>
    <math:annotation math:encoding="StarMath 5.0">V_{2} cdot d_{2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>V</math:mi>
        <math:mn>3</math:mn>
      </math:msub>
      <math:mo math:stretchy="false">⋅</math:mo>
      <math:msub>
        <math:mi>d</math:mi>
        <math:mn>3</math:mn>
      </math:msub>
    </math:mrow>
    <math:annotation math:encoding="StarMath 5.0">V_{3} cdot d_{3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i>V</math:mi>
        <math:mn>4</math:mn>
      </math:msub>
      <math:mo math:stretchy="false">⋅</math:mo>
      <math:msub>
        <math:mi>d</math:mi>
        <math:mn>4</math:mn>
      </math:msub>
    </math:mrow>
    <math:annotation math:encoding="StarMath 5.0">V_{4} cdot d_{4}</math:annotation>
  </math:semantics>
</math:math>
</file>